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176cm" fo:line-height="100%"/>
    </style:style>
    <style:style style:name="P2" style:family="paragraph" style:parent-style-name="Standard">
      <style:paragraph-properties fo:margin-top="0.049cm" fo:margin-bottom="0.176cm" fo:line-height="100%" fo:text-align="justify" style:justify-single-word="false"/>
    </style:style>
    <style:style style:name="P3" style:family="paragraph" style:parent-style-name="Standard" style:list-style-name="WWNum1">
      <style:paragraph-properties fo:margin-top="0.049cm" fo:margin-bottom="0.176cm" fo:line-height="100%"/>
    </style:style>
    <style:style style:name="P4" style:family="paragraph" style:parent-style-name="Standard">
      <style:paragraph-properties fo:margin-top="0.049cm" fo:margin-bottom="0.176cm" fo:line-height="100%"/>
      <style:text-properties style:font-name-asian="Times New Roman1" style:language-asian="es" style:country-asian="ES" style:font-name-complex="Calibri1"/>
    </style:style>
    <style:style style:name="P5" style:family="paragraph" style:parent-style-name="Standard">
      <style:paragraph-properties fo:margin-top="0.049cm" fo:margin-bottom="0.176cm" fo:line-height="100%"/>
      <style:text-properties style:text-underline-style="none" fo:font-weight="normal" style:font-weight-asian="normal" style:font-weight-complex="normal"/>
    </style:style>
    <style:style style:name="P6" style:family="paragraph" style:parent-style-name="Standard" style:master-page-name="Standard">
      <style:paragraph-properties fo:margin-top="0.049cm" fo:margin-bottom="0.176cm" fo:line-height="100%" style:page-number="auto"/>
    </style:style>
    <style:style style:name="T1" style:family="text">
      <style:text-properties style:font-name-asian="Times New Roman1" style:language-asian="es" style:country-asian="ES" style:font-name-complex="Calibri1"/>
    </style:style>
    <style:style style:name="T2" style:family="text">
      <style:text-properties style:font-name-complex="Calibri1"/>
    </style:style>
    <style:style style:name="T3" style:family="text">
      <style:text-properties style:text-underline-style="solid" style:text-underline-width="auto" style:text-underline-color="font-color" fo:font-weight="bold" style:font-name-asian="Times New Roman1" style:language-asian="es" style:country-asian="ES" style:font-weight-asian="bold" style:font-name-complex="Calibri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name-complex="Calibri1"/>
    </style:style>
    <style:style style:name="T5" style:family="text">
      <style:text-properties style:text-underline-style="solid" style:text-underline-width="auto" style:text-underline-color="font-color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Publicación del <text:s/></text:span><text:span text:style-name="T4">Servicio Web del Callejero en Platina</text:span></text:p>
      <text:p text:style-name="P1"><text:span text:style-name="T4"/></text:p>
      <text:p text:style-name="P5"><text:span text:style-name="T2">En la versión Platina v3 se va a publicar los servicios web de callejeros.</text:span></text:p>
      <text:p text:style-name="P1"><text:span text:style-name="T1">Los servicios de callejero son un conjunto de servicios que ofrecen diferentes funcionalidades relacionadas con el Callejero Digital de Andalucía y que permiten que el callejero pueda ser explotado fácilmente. </text:span></text:p>
      <text:p text:style-name="P2"><text:span text:style-name="T1">Entre los servicios que el callejero proporcionan se encuentran:</text:span></text:p>
      <text:list xml:id="list1637697230158147255" text:style-name="WWNum1">
        <text:list-item>
          <text:p text:style-name="P3"><text:span text:style-name="T1">Geocodificador de direcciones postales.</text:span></text:p>
        </text:list-item>
        <text:list-item>
          <text:p text:style-name="P3"><text:span text:style-name="T1">Normalizador de direcciones postales.</text:span></text:p>
        </text:list-item>
        <text:list-item>
          <text:p text:style-name="P3"><text:span text:style-name="T1">Obtención de municipios de una provincia.</text:span></text:p>
        </text:list-item>
        <text:list-item>
          <text:p text:style-name="P3"><text:span text:style-name="T1">Localización de núcleos de población.</text:span></text:p>
        </text:list-item>
        <text:list-item>
          <text:p text:style-name="P3"><text:span text:style-name="T1">Localización de sedes.</text:span></text:p>
        </text:list-item>
        <text:list-item>
          <text:p text:style-name="P3"><text:span text:style-name="T1">Localización de edificios.</text:span></text:p>
        </text:list-item>
      </text:list>
      <text:p text:style-name="P4"/>
      <text:p text:style-name="P2"><text:span text:style-name="T1">Actualmente <text:s/>estos servicios <text:s/>sólo podían ser accedido mediante el protocolo SOAP que <text:s/>es una infraestructura basada en XML donde cada objeto puede tener métodos definidos por el programador con los parámetros que sean necesarios.</text:span></text:p>
      <text:p text:style-name="P2"><text:span text:style-name="T1">Para el acceso a los servicios en Platina se va a usar API REST, el cual utiliza casi siempre HTTP como método de comunicación y XML o JSON para intercambiar datos. <text:s/>API REST es una tecnología mucho más ligera y facilita el acceso a dichos servicios.</text:span></text:p>
      <text:p text:style-name="P2"><text:span text:style-name="T1">A su vez, Platina </text:span><text:span text:style-name="T2">proporciona monitorización activa sobre los servicios, tales como alertas, estadísticas de accesos al servicio,… </text:span></text:p>
      <text:p text:style-name="P2"><text:span text:style-name="T2">En Platina, los servicios web</text:span> se pueden clasificar y dar a conocer para su aprovechamiento y reutilización por cualquier sistema que los necesit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176cm" fo:line-height="100%"/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ar" style:display-name="Título 3 Car" style:family="text" style:parent-style-name="Default_20_Paragraph_20_Font"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</meta:initial-creator>
    <dc:creator>INDRA </dc:creator>
    <meta:editing-cycles>2</meta:editing-cycles>
    <meta:creation-date>2014-11-19T12:17:00</meta:creation-date>
    <dc:date>2014-11-19T14:30:09.52</dc:date>
    <meta:editing-duration>PT1M10S</meta:editing-duration>
    <meta:generator>OpenOffice/4.0.1$Win32 OpenOffice.org_project/401m5$Build-9714</meta:generator>
    <meta:document-statistic meta:table-count="0" meta:image-count="0" meta:object-count="0" meta:page-count="1" meta:paragraph-count="14" meta:word-count="213" meta:character-count="13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